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13.15pt"/>
    </style:style>
    <style:style style:name="co8" style:family="table-column">
      <style:table-column-properties fo:break-before="auto" style:column-width="13.66pt"/>
    </style:style>
    <style:style style:name="co9" style:family="table-column">
      <style:table-column-properties fo:break-before="auto" style:column-width="4.51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8.16pt"/>
    </style:style>
    <style:style style:name="co12" style:family="table-column">
      <style:table-column-properties fo:break-before="auto" style:column-width="8.79pt"/>
    </style:style>
    <style:style style:name="co13" style:family="table-column">
      <style:table-column-properties fo:break-before="auto" style:column-width="7.2pt"/>
    </style:style>
    <style:style style:name="co14" style:family="table-column">
      <style:table-column-properties fo:break-before="auto" style:column-width="8.25pt"/>
    </style:style>
    <style:style style:name="co15" style:family="table-column">
      <style:table-column-properties fo:break-before="auto" style:column-width="10.8pt"/>
    </style:style>
    <style:style style:name="co16" style:family="table-column">
      <style:table-column-properties fo:break-before="auto" style:column-width="10.09pt"/>
    </style:style>
    <style:style style:name="co17" style:family="table-column">
      <style:table-column-properties fo:break-before="auto" style:column-width="10.06pt"/>
    </style:style>
    <style:style style:name="co18" style:family="table-column">
      <style:table-column-properties fo:break-before="auto" style:column-width="7.71pt"/>
    </style:style>
    <style:style style:name="co19" style:family="table-column">
      <style:table-column-properties fo:break-before="auto" style:column-width="2.89pt"/>
    </style:style>
    <style:style style:name="co20" style:family="table-column">
      <style:table-column-properties fo:break-before="auto" style:column-width="25.46pt"/>
    </style:style>
    <style:style style:name="co21" style:family="table-column">
      <style:table-column-properties fo:break-before="auto" style:column-width="7.31pt"/>
    </style:style>
    <style:style style:name="co22" style:family="table-column">
      <style:table-column-properties fo:break-before="auto" style:column-width="28.6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7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6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padding="0pt"/>
    </style:style>
    <style:style style:name="ce30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1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4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2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4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>
      <style:table-cell-properties fo:border-bottom="0.74pt solid #999999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999999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2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3" style:family="table-cell" style:parent-style-name="Default">
      <style:text-properties fo:color="#800000" fo:font-size="6pt" style:font-size-asian="6pt" style:font-size-complex="6pt"/>
    </style:style>
    <style:style style:name="ce54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.4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49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6"/>
          <table:table-cell table:style-name="ce45"/>
          <table:table-cell table:style-name="ce49" office:value-type="float" office:value="0" calcext:value-type="float" table:number-columns-spanned="1" table:number-rows-spanned="2">
            <text:p>0</text:p>
          </table:table-cell>
          <table:table-cell table:style-name="ce49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40"/>
            <table:table-cell table:style-name="ce45"/>
            <table:table-cell table:number-columns-repeated="6"/>
          </table:table-row>
          <table:table-row table:style-name="ro2">
            <table:table-cell table:number-columns-repeated="37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130" calcext:value-type="float" table:number-columns-spanned="1" table:number-rows-spanned="2">
              <text:p>13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37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235" calcext:value-type="float" table:number-columns-spanned="1" table:number-rows-spanned="2">
              <text:p>23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7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325" calcext:value-type="float" table:number-columns-spanned="1" table:number-rows-spanned="2">
              <text:p>32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395" calcext:value-type="float" table:number-columns-spanned="1" table:number-rows-spanned="2">
              <text:p>39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460" calcext:value-type="float" table:number-columns-spanned="1" table:number-rows-spanned="2">
              <text:p>46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622" calcext:value-type="float" table:number-columns-spanned="1" table:number-rows-spanned="2">
              <text:p>62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687" calcext:value-type="float" table:number-columns-spanned="1" table:number-rows-spanned="2">
              <text:p>6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874" calcext:value-type="float" table:number-columns-spanned="1" table:number-rows-spanned="2">
              <text:p>87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930" calcext:value-type="float" table:number-columns-spanned="1" table:number-rows-spanned="2">
              <text:p>93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987" calcext:value-type="float" table:number-columns-spanned="1" table:number-rows-spanned="2">
              <text:p>9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042" calcext:value-type="float" table:number-columns-spanned="1" table:number-rows-spanned="2">
              <text:p>104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9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1056" calcext:value-type="float" table:number-columns-spanned="1" table:number-rows-spanned="2">
              <text:p>1056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1140" calcext:value-type="float" table:number-columns-spanned="1" table:number-rows-spanned="2">
              <text:p>114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6"/>
            <table:table-cell table:style-name="ce45"/>
            <table:table-cell table:style-name="ce49" office:value-type="float" office:value="1235" calcext:value-type="float" table:number-columns-spanned="1" table:number-rows-spanned="2">
              <text:p>1235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6"/>
            <table:table-cell table:style-name="ce45"/>
            <table:table-cell table:style-name="ce49" office:value-type="float" office:value="1290" calcext:value-type="float" table:number-columns-spanned="1" table:number-rows-spanned="2">
              <text:p>129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1422" calcext:value-type="float" table:number-columns-spanned="1" table:number-rows-spanned="2">
              <text:p>142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6"/>
            <table:table-cell table:style-name="ce45"/>
            <table:table-cell table:style-name="ce49" office:value-type="float" office:value="1536" calcext:value-type="float" table:number-columns-spanned="1" table:number-rows-spanned="2">
              <text:p>1536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6"/>
            <table:table-cell table:style-name="ce45"/>
            <table:table-cell table:style-name="ce49" office:value-type="float" office:value="1556" calcext:value-type="float" table:number-columns-spanned="1" table:number-rows-spanned="2">
              <text:p>155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6"/>
            <table:table-cell table:style-name="ce45"/>
            <table:table-cell table:style-name="ce49" office:value-type="float" office:value="1558" calcext:value-type="float" table:number-columns-spanned="1" table:number-rows-spanned="2">
              <text:p>15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651" calcext:value-type="float" table:number-columns-spanned="1" table:number-rows-spanned="2">
              <text:p>165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6"/>
            <table:table-cell table:style-name="ce49" office:value-type="float" office:value="-2578" calcext:value-type="float" table:number-columns-spanned="1" table:number-rows-spanned="2">
              <text:p>-2578</text:p>
            </table:table-cell>
            <table:table-cell table:style-name="ce8" office:value-type="string" calcext:value-type="string">
              <text:p>Gemäss Darren Thompson (4<text:span text:style-name="T4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656" calcext:value-type="float" table:number-columns-spanned="1" table:number-rows-spanned="2">
              <text:p>1656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2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658" calcext:value-type="float" table:number-columns-spanned="1" table:number-rows-spanned="2">
              <text:p>16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693" calcext:value-type="float" table:number-columns-spanned="1" table:number-rows-spanned="2">
              <text:p>169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723" calcext:value-type="float" table:number-columns-spanned="1" table:number-rows-spanned="2">
              <text:p>172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757" calcext:value-type="float" table:number-columns-spanned="1" table:number-rows-spanned="2">
              <text:p>175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787" calcext:value-type="float" table:number-columns-spanned="1" table:number-rows-spanned="2">
              <text:p>17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819" calcext:value-type="float" table:number-columns-spanned="1" table:number-rows-spanned="2">
              <text:p>181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849" calcext:value-type="float" table:number-columns-spanned="1" table:number-rows-spanned="2">
              <text:p>184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9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878" calcext:value-type="float" table:number-columns-spanned="1" table:number-rows-spanned="2">
              <text:p>1878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948" calcext:value-type="float" table:number-columns-spanned="1" table:number-rows-spanned="2">
              <text:p>194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996" calcext:value-type="float" table:number-columns-spanned="1" table:number-rows-spanned="2">
              <text:p>199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997" calcext:value-type="float" table:number-columns-spanned="1" table:number-rows-spanned="2">
              <text:p>199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06" calcext:value-type="float" table:number-columns-spanned="1" table:number-rows-spanned="2">
              <text:p>200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9" office:value-type="float" office:value="-2226" calcext:value-type="float" table:number-columns-spanned="1" table:number-rows-spanned="2">
              <text:p>-2226</text:p>
            </table:table-cell>
            <table:table-cell table:style-name="ce8" office:value-type="string" calcext:value-type="string">
              <text:p>Gemäss Darren Thompson (4<text:span text:style-name="T4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08" calcext:value-type="float" table:number-columns-spanned="1" table:number-rows-spanned="2">
              <text:p>2008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2018" calcext:value-type="float" table:number-columns-spanned="1" table:number-rows-spanned="2">
            <text:p>2018</text:p>
          </table:table-cell>
          <table:table-cell table:style-name="ce49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26" calcext:value-type="float" table:number-columns-spanned="1" table:number-rows-spanned="2">
              <text:p>202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49" calcext:value-type="float" table:number-columns-spanned="1" table:number-rows-spanned="2">
              <text:p>204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83" calcext:value-type="float" table:number-columns-spanned="1" table:number-rows-spanned="2">
              <text:p>2083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6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88" calcext:value-type="float" table:number-columns-spanned="1" table:number-rows-spanned="2">
              <text:p>208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2" calcext:value-type="float" table:number-columns-spanned="1" table:number-rows-spanned="2">
              <text:p>209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3" calcext:value-type="float" table:number-columns-spanned="1" table:number-rows-spanned="2">
              <text:p>209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4" calcext:value-type="float" table:number-columns-spanned="1" table:number-rows-spanned="2">
              <text:p>2094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6" calcext:value-type="float" table:number-columns-spanned="1" table:number-rows-spanned="2">
              <text:p>209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07" calcext:value-type="float" table:number-columns-spanned="1" table:number-rows-spanned="2">
              <text:p>2107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6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08" calcext:value-type="float" table:number-columns-spanned="1" table:number-rows-spanned="2">
              <text:p>210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80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21" calcext:value-type="float" table:number-columns-spanned="1" table:number-rows-spanned="2">
              <text:p>212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26" calcext:value-type="float" table:number-columns-spanned="1" table:number-rows-spanned="2">
              <text:p>212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45" calcext:value-type="float" table:number-columns-spanned="1" table:number-rows-spanned="2">
              <text:p>214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48" calcext:value-type="float" table:number-columns-spanned="1" table:number-rows-spanned="2">
              <text:p>2148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58" calcext:value-type="float" table:number-columns-spanned="1" table:number-rows-spanned="2">
              <text:p>21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9" office:value-type="float" office:value="-2066" calcext:value-type="float" table:number-columns-spanned="1" table:number-rows-spanned="2">
              <text:p>-2066</text:p>
            </table:table-cell>
            <table:table-cell table:style-name="ce8" office:value-type="string" calcext:value-type="string">
              <text:p>Gemäss Darren Thompson (4<text:span text:style-name="T4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5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67" calcext:value-type="float" table:number-columns-spanned="1" table:number-rows-spanned="2">
              <text:p>216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83" calcext:value-type="float" table:number-columns-spanned="1" table:number-rows-spanned="2">
              <text:p>218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87" calcext:value-type="float" table:number-columns-spanned="1" table:number-rows-spanned="2">
              <text:p>21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208" calcext:value-type="float" table:number-columns-spanned="1" table:number-rows-spanned="2">
              <text:p>220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231" calcext:value-type="float" table:number-columns-spanned="1" table:number-rows-spanned="2">
              <text:p>223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45" calcext:value-type="float" table:number-columns-spanned="1" table:number-rows-spanned="2">
              <text:p>224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2" calcext:value-type="float" table:number-columns-spanned="1" table:number-rows-spanned="2">
              <text:p>225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18">
              <text:p>Weitere 13 Jahre bei Laban</text:p>
            </table:table-cell>
            <table:table-cell table:number-columns-repeated="2"/>
            <table:covered-table-cell/>
            <table:table-cell table:number-columns-repeated="17"/>
            <table:table-cell table:style-name="ce45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3" calcext:value-type="float" table:number-columns-spanned="1" table:number-rows-spanned="2">
              <text:p>225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4" calcext:value-type="float" table:number-columns-spanned="1" table:number-rows-spanned="2">
              <text:p>225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5" calcext:value-type="float" table:number-columns-spanned="1" table:number-rows-spanned="2">
              <text:p>225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9"/>
            <table:table-cell table:style-name="ce46"/>
            <table:table-cell table:style-name="ce49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16" office:value-type="string" calcext:value-type="string" table:number-columns-spanned="1" table:number-rows-spanned="51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65" calcext:value-type="float" table:number-columns-spanned="1" table:number-rows-spanned="2">
              <text:p>226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27"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76" calcext:value-type="float" table:number-columns-spanned="1" table:number-rows-spanned="2">
              <text:p>227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87" calcext:value-type="float" table:number-columns-spanned="1" table:number-rows-spanned="2">
              <text:p>22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88" calcext:value-type="float" table:number-columns-spanned="1" table:number-rows-spanned="2">
              <text:p>228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8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3" calcext:value-type="float" table:number-columns-spanned="1" table:number-rows-spanned="2">
              <text:p>229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4" calcext:value-type="float" table:number-columns-spanned="1" table:number-rows-spanned="2">
              <text:p>229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7" office:value-type="string" calcext:value-type="string" table:number-columns-spanned="1" table:number-rows-spanned="8">
              <text:p>7 Jahre Hunger</text:p>
            </table:table-cell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8" calcext:value-type="float" table:number-columns-spanned="1" table:number-rows-spanned="2">
              <text:p>229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48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2">
              <text:p>In Aegypten</text:p>
            </table:table-cell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04" calcext:value-type="float" table:number-columns-spanned="1" table:number-rows-spanned="2">
              <text:p>230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15" calcext:value-type="float" table:number-columns-spanned="1" table:number-rows-spanned="2">
              <text:p>231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8" office:value-type="string" calcext:value-type="string">
              <text:p>Darren Thompson (The 4<text:span text:style-name="T4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6"/>
            <table:table-cell table:style-name="ce45"/>
            <table:table-cell table:style-name="ce49" office:value-type="float" office:value="2644" calcext:value-type="float" table:number-columns-spanned="1" table:number-rows-spanned="2">
              <text:p>264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6"/>
            <table:table-cell table:style-name="ce49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2648" calcext:value-type="float" table:number-columns-spanned="1" table:number-rows-spanned="2">
            <text:p>2648</text:p>
          </table:table-cell>
          <table:table-cell table:style-name="ce49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687" calcext:value-type="float" table:number-columns-spanned="1" table:number-rows-spanned="2">
              <text:p>26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08" calcext:value-type="float" table:number-columns-spanned="1" table:number-rows-spanned="2">
              <text:p>270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709" calcext:value-type="float" table:number-columns-spanned="1" table:number-rows-spanned="2">
              <text:p>270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6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27" calcext:value-type="float" table:number-columns-spanned="1" table:number-rows-spanned="2">
              <text:p>272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30"/>
            <table:table-cell table:style-name="ce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6"/>
            <table:table-cell table:style-name="ce49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8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6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37">
              <text:p>479 Jahre bis zum Tempelbau (im 480. Jahr) – 1. Kö 6:1</text:p>
            </table:table-cell>
            <table:table-cell table:number-columns-repeated="4"/>
            <table:table-cell table:style-name="ce6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8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29" calcext:value-type="float" table:number-columns-spanned="1" table:number-rows-spanned="2">
              <text:p>272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6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9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6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6"/>
            <table:table-cell table:style-name="ce45"/>
            <table:table-cell table:style-name="ce49" office:value-type="float" office:value="2768" calcext:value-type="float" table:number-columns-spanned="1" table:number-rows-spanned="2">
              <text:p>276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2774" calcext:value-type="float" table:number-columns-spanned="1" table:number-rows-spanned="2">
              <text:p>277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2818" calcext:value-type="float" table:number-columns-spanned="1" table:number-rows-spanned="2">
              <text:p>281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19" calcext:value-type="float" table:number-columns-spanned="1" table:number-rows-spanned="2">
              <text:p>281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20" calcext:value-type="float" table:number-columns-spanned="1" table:number-rows-spanned="2">
              <text:p>282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26" calcext:value-type="float" table:number-columns-spanned="1" table:number-rows-spanned="2">
              <text:p>2826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7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827" calcext:value-type="float" table:number-columns-spanned="1" table:number-rows-spanned="2">
              <text:p>282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858" calcext:value-type="float" table:number-columns-spanned="1" table:number-rows-spanned="2">
              <text:p>28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5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59" calcext:value-type="float" table:number-columns-spanned="1" table:number-rows-spanned="2">
              <text:p>285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76" calcext:value-type="float" table:number-columns-spanned="1" table:number-rows-spanned="2">
              <text:p>287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877" calcext:value-type="float" table:number-columns-spanned="1" table:number-rows-spanned="2">
              <text:p>287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938" calcext:value-type="float" table:number-columns-spanned="1" table:number-rows-spanned="2">
              <text:p>293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939" calcext:value-type="float" table:number-columns-spanned="1" table:number-rows-spanned="2">
              <text:p>293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958" calcext:value-type="float" table:number-columns-spanned="1" table:number-rows-spanned="2">
              <text:p>29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959" calcext:value-type="float" table:number-columns-spanned="1" table:number-rows-spanned="2">
              <text:p>295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978" calcext:value-type="float" table:number-columns-spanned="1" table:number-rows-spanned="2">
              <text:p>297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979" calcext:value-type="float" table:number-columns-spanned="1" table:number-rows-spanned="2">
              <text:p>297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985" calcext:value-type="float" table:number-columns-spanned="1" table:number-rows-spanned="2">
              <text:p>298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986" calcext:value-type="float" table:number-columns-spanned="1" table:number-rows-spanned="2">
              <text:p>298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18" calcext:value-type="float" table:number-columns-spanned="1" table:number-rows-spanned="2">
              <text:p>301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019" calcext:value-type="float" table:number-columns-spanned="1" table:number-rows-spanned="2">
              <text:p>301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21" calcext:value-type="float" table:number-columns-spanned="1" table:number-rows-spanned="2">
              <text:p>302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22" calcext:value-type="float" table:number-columns-spanned="1" table:number-rows-spanned="2">
              <text:p>302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44" calcext:value-type="float" table:number-columns-spanned="1" table:number-rows-spanned="2">
              <text:p>304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45" calcext:value-type="float" table:number-columns-spanned="1" table:number-rows-spanned="2">
              <text:p>304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50" calcext:value-type="float" table:number-columns-spanned="1" table:number-rows-spanned="2">
              <text:p>305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66" calcext:value-type="float" table:number-columns-spanned="1" table:number-rows-spanned="2">
              <text:p>306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67" calcext:value-type="float" table:number-columns-spanned="1" table:number-rows-spanned="2">
              <text:p>306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2" calcext:value-type="float" table:number-columns-spanned="1" table:number-rows-spanned="2">
              <text:p>307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3" calcext:value-type="float" table:number-columns-spanned="1" table:number-rows-spanned="2">
              <text:p>307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8" calcext:value-type="float" table:number-columns-spanned="1" table:number-rows-spanned="2">
              <text:p>307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9" calcext:value-type="float" table:number-columns-spanned="1" table:number-rows-spanned="2">
              <text:p>307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80" calcext:value-type="float" table:number-columns-spanned="1" table:number-rows-spanned="2">
              <text:p>308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89" calcext:value-type="float" table:number-columns-spanned="1" table:number-rows-spanned="2">
              <text:p>308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90" calcext:value-type="float" table:number-columns-spanned="1" table:number-rows-spanned="2">
              <text:p>309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97" calcext:value-type="float" table:number-columns-spanned="1" table:number-rows-spanned="2">
              <text:p>309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98" calcext:value-type="float" table:number-columns-spanned="1" table:number-rows-spanned="2">
              <text:p>309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117" calcext:value-type="float" table:number-columns-spanned="1" table:number-rows-spanned="2">
              <text:p>311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6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5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118" calcext:value-type="float" table:number-columns-spanned="1" table:number-rows-spanned="2">
              <text:p>311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7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124" calcext:value-type="float" table:number-columns-spanned="1" table:number-rows-spanned="2">
              <text:p>312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33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137" calcext:value-type="float" table:number-columns-spanned="1" table:number-rows-spanned="2">
              <text:p>313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3138" calcext:value-type="float" table:number-columns-spanned="1" table:number-rows-spanned="2">
              <text:p>313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3141" calcext:value-type="float" table:number-columns-spanned="1" table:number-rows-spanned="2">
              <text:p>314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2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2" calcext:value-type="float" table:number-columns-spanned="1" table:number-rows-spanned="2">
            <text:p>31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4" calcext:value-type="float" table:number-columns-spanned="1" table:number-rows-spanned="2">
            <text:p>31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8" calcext:value-type="float" table:number-columns-spanned="1" table:number-rows-spanned="2">
            <text:p>315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9" calcext:value-type="float" table:number-columns-spanned="1" table:number-rows-spanned="2">
            <text:p>31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62" calcext:value-type="float" table:number-columns-spanned="1" table:number-rows-spanned="2">
            <text:p>31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64" calcext:value-type="float" table:number-columns-spanned="1" table:number-rows-spanned="2">
            <text:p>31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3" office:value-type="string" calcext:value-type="string" table:number-columns-spanned="1" table:number-rows-spanned="2">
            <text:p>Hebron</text:p>
          </table:table-cell>
          <table:table-cell/>
          <table:table-cell table:style-name="ce46"/>
          <table:table-cell table:style-name="ce45"/>
          <table:table-cell table:style-name="ce49" office:value-type="float" office:value="3171" calcext:value-type="float" table:number-columns-spanned="1" table:number-rows-spanned="2">
            <text:p>31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4" office:value-type="string" calcext:value-type="string" table:number-columns-spanned="1" table:number-rows-spanned="7">
            <text:p>Jerusalem</text:p>
          </table:table-cell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6"/>
          <table:table-cell table:style-name="ce45"/>
          <table:table-cell table:style-name="ce49" office:value-type="float" office:value="3202" calcext:value-type="float" table:number-columns-spanned="1" table:number-rows-spanned="2">
            <text:p>32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03" calcext:value-type="float" table:number-columns-spanned="1" table:number-rows-spanned="2">
            <text:p>320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6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4" calcext:value-type="float" table:number-columns-spanned="1" table:number-rows-spanned="2">
            <text:p>320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6" calcext:value-type="float" table:number-columns-spanned="1" table:number-rows-spanned="2">
            <text:p>320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8" calcext:value-type="float" table:number-columns-spanned="1" table:number-rows-spanned="2">
            <text:p>320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27" calcext:value-type="float" table:number-columns-spanned="1" table:number-rows-spanned="2">
            <text:p>32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43" calcext:value-type="float" table:number-columns-spanned="1" table:number-rows-spanned="2">
            <text:p>324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6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244" calcext:value-type="float" table:number-columns-spanned="1" table:number-rows-spanned="2">
            <text:p>32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5" calcext:value-type="float" table:number-columns-spanned="1" table:number-rows-spanned="2">
            <text:p>32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6" calcext:value-type="float" table:number-columns-spanned="1" table:number-rows-spanned="2">
            <text:p>32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7" calcext:value-type="float" table:number-columns-spanned="1" table:number-rows-spanned="2">
            <text:p>324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8" calcext:value-type="float" table:number-columns-spanned="1" table:number-rows-spanned="2">
            <text:p>324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8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6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9" calcext:value-type="float" table:number-columns-spanned="1" table:number-rows-spanned="2">
            <text:p>32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50" calcext:value-type="float" table:number-columns-spanned="1" table:number-rows-spanned="2">
            <text:p>32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51" calcext:value-type="float" table:number-columns-spanned="1" table:number-rows-spanned="2">
            <text:p>32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260" calcext:value-type="float" table:number-columns-spanned="1" table:number-rows-spanned="2">
            <text:p>326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6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8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6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3261" calcext:value-type="float" table:number-columns-spanned="1" table:number-rows-spanned="2">
            <text:p>326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3262" calcext:value-type="float" table:number-columns-spanned="1" table:number-rows-spanned="2">
            <text:p>32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3263" calcext:value-type="float" table:number-columns-spanned="1" table:number-rows-spanned="2">
            <text:p>326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6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264" calcext:value-type="float" table:number-columns-spanned="1" table:number-rows-spanned="2">
            <text:p>32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5" calcext:value-type="float" table:number-columns-spanned="1" table:number-rows-spanned="2">
            <text:p>326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6" calcext:value-type="float" table:number-columns-spanned="1" table:number-rows-spanned="2">
            <text:p>326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7" calcext:value-type="float" table:number-columns-spanned="1" table:number-rows-spanned="2">
            <text:p>326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8" calcext:value-type="float" table:number-columns-spanned="1" table:number-rows-spanned="2">
            <text:p>326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9" calcext:value-type="float" table:number-columns-spanned="1" table:number-rows-spanned="2">
            <text:p>326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270" calcext:value-type="float" table:number-columns-spanned="1" table:number-rows-spanned="2">
            <text:p>32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271" calcext:value-type="float" table:number-columns-spanned="1" table:number-rows-spanned="2">
            <text:p>32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272" calcext:value-type="float" table:number-columns-spanned="1" table:number-rows-spanned="2">
            <text:p>327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3" calcext:value-type="float" table:number-columns-spanned="1" table:number-rows-spanned="2">
            <text:p>327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4" calcext:value-type="float" table:number-columns-spanned="1" table:number-rows-spanned="2">
            <text:p>327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5" calcext:value-type="float" table:number-columns-spanned="1" table:number-rows-spanned="2">
            <text:p>327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6" calcext:value-type="float" table:number-columns-spanned="1" table:number-rows-spanned="2">
            <text:p>327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7" calcext:value-type="float" table:number-columns-spanned="1" table:number-rows-spanned="2">
            <text:p>327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8" calcext:value-type="float" table:number-columns-spanned="1" table:number-rows-spanned="2">
            <text:p>327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9" calcext:value-type="float" table:number-columns-spanned="1" table:number-rows-spanned="2">
            <text:p>327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89" calcext:value-type="float" table:number-columns-spanned="1" table:number-rows-spanned="2">
            <text:p>328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0" calcext:value-type="float" table:number-columns-spanned="1" table:number-rows-spanned="2">
            <text:p>329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1" calcext:value-type="float" table:number-columns-spanned="1" table:number-rows-spanned="2">
            <text:p>329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4" calcext:value-type="float" table:number-columns-spanned="1" table:number-rows-spanned="2">
            <text:p>329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5" calcext:value-type="float" table:number-columns-spanned="1" table:number-rows-spanned="2">
            <text:p>329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7" calcext:value-type="float" table:number-columns-spanned="1" table:number-rows-spanned="2">
            <text:p>329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299" calcext:value-type="float" table:number-columns-spanned="1" table:number-rows-spanned="2">
            <text:p>32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5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5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1" calcext:value-type="float" table:number-columns-spanned="1" table:number-rows-spanned="2">
            <text:p>330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2" calcext:value-type="float" table:number-columns-spanned="1" table:number-rows-spanned="2">
            <text:p>33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4" calcext:value-type="float" table:number-columns-spanned="1" table:number-rows-spanned="2">
            <text:p>330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6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5" calcext:value-type="float" table:number-columns-spanned="1" table:number-rows-spanned="2">
            <text:p>330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7" calcext:value-type="float" table:number-columns-spanned="1" table:number-rows-spanned="2">
            <text:p>33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2" calcext:value-type="float" table:number-columns-spanned="1" table:number-rows-spanned="2">
            <text:p>33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5" calcext:value-type="float" table:number-columns-spanned="1" table:number-rows-spanned="2">
            <text:p>33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8" calcext:value-type="float" table:number-columns-spanned="1" table:number-rows-spanned="2">
            <text:p>33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9" calcext:value-type="float" table:number-columns-spanned="1" table:number-rows-spanned="3">
            <text:p>331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 table:number-columns-repeated="2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1" calcext:value-type="float" table:number-columns-spanned="1" table:number-rows-spanned="2">
            <text:p>332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2" calcext:value-type="float" table:number-columns-spanned="1" table:number-rows-spanned="2">
            <text:p>332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6" calcext:value-type="float" table:number-columns-spanned="1" table:number-rows-spanned="2">
            <text:p>33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6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7" calcext:value-type="float" table:number-columns-spanned="1" table:number-rows-spanned="2">
            <text:p>33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29" calcext:value-type="float" table:number-columns-spanned="1" table:number-rows-spanned="2">
            <text:p>332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8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30" calcext:value-type="float" table:number-columns-spanned="1" table:number-rows-spanned="2">
            <text:p>333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35" calcext:value-type="float" table:number-columns-spanned="1" table:number-rows-spanned="2">
            <text:p>333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37" calcext:value-type="float" table:number-columns-spanned="1" table:number-rows-spanned="2">
            <text:p>333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6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338" calcext:value-type="float" table:number-columns-spanned="1" table:number-rows-spanned="2">
            <text:p>33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1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3"/>
          <table:table-cell table:style-name="ce52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339" calcext:value-type="float" table:number-columns-spanned="1" table:number-rows-spanned="2">
            <text:p>333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344" calcext:value-type="float" table:number-columns-spanned="1" table:number-rows-spanned="2">
            <text:p>33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6" table:number-columns-spanned="1" table:number-rows-spanned="26"/>
          <table:table-cell/>
          <table:table-cell table:style-name="ce46"/>
          <table:table-cell table:style-name="ce45"/>
          <table:table-cell table:style-name="ce49" office:value-type="float" office:value="3345" calcext:value-type="float" table:number-columns-spanned="1" table:number-rows-spanned="2">
            <text:p>33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6"/>
          <table:table-cell table:style-name="ce45"/>
          <table:table-cell table:style-name="ce49" office:value-type="float" office:value="3359" calcext:value-type="float" table:number-columns-spanned="1" table:number-rows-spanned="2">
            <text:p>33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66" calcext:value-type="float" table:number-columns-spanned="1" table:number-rows-spanned="2">
            <text:p>336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67" calcext:value-type="float" table:number-columns-spanned="1" table:number-rows-spanned="2">
            <text:p>336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81" calcext:value-type="float" table:number-columns-spanned="1" table:number-rows-spanned="2">
            <text:p>338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83" calcext:value-type="float" table:number-columns-spanned="1" table:number-rows-spanned="2">
            <text:p>338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84" calcext:value-type="float" table:number-columns-spanned="1" table:number-rows-spanned="2">
            <text:p>338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6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6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85" calcext:value-type="float" table:number-columns-spanned="1" table:number-rows-spanned="2">
            <text:p>338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98" calcext:value-type="float" table:number-columns-spanned="1" table:number-rows-spanned="2">
            <text:p>339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99" calcext:value-type="float" table:number-columns-spanned="1" table:number-rows-spanned="2">
            <text:p>33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408" calcext:value-type="float" table:number-columns-spanned="1" table:number-rows-spanned="2">
            <text:p>340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413" calcext:value-type="float" table:number-columns-spanned="1" table:number-rows-spanned="2">
            <text:p>341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6"/>
          <table:table-cell table:style-name="ce45"/>
          <table:table-cell table:style-name="ce49" office:value-type="float" office:value="3414" calcext:value-type="float" table:number-columns-spanned="1" table:number-rows-spanned="2">
            <text:p>341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6"/>
          <table:table-cell table:style-name="ce45"/>
          <table:table-cell table:style-name="ce49" office:value-type="float" office:value="3424" calcext:value-type="float" table:number-columns-spanned="1" table:number-rows-spanned="2">
            <text:p>342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2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5" calcext:value-type="float" table:number-columns-spanned="1" table:number-rows-spanned="2">
            <text:p>342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6" calcext:value-type="float" table:number-columns-spanned="1" table:number-rows-spanned="2">
            <text:p>34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7" calcext:value-type="float" table:number-columns-spanned="1" table:number-rows-spanned="2">
            <text:p>34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8" calcext:value-type="float" table:number-columns-spanned="1" table:number-rows-spanned="2">
            <text:p>342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9" calcext:value-type="float" table:number-columns-spanned="1" table:number-rows-spanned="2">
            <text:p>342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0" calcext:value-type="float" table:number-columns-spanned="1" table:number-rows-spanned="2">
            <text:p>343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1" calcext:value-type="float" table:number-columns-spanned="1" table:number-rows-spanned="2">
            <text:p>343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2" calcext:value-type="float" table:number-columns-spanned="1" table:number-rows-spanned="2">
            <text:p>343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3" calcext:value-type="float" table:number-columns-spanned="1" table:number-rows-spanned="2">
            <text:p>343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4" calcext:value-type="float" table:number-columns-spanned="1" table:number-rows-spanned="2">
            <text:p>343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5" calcext:value-type="float" table:number-columns-spanned="1" table:number-rows-spanned="2">
            <text:p>343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6" calcext:value-type="float" table:number-columns-spanned="1" table:number-rows-spanned="2">
            <text:p>343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7" calcext:value-type="float" table:number-columns-spanned="1" table:number-rows-spanned="2">
            <text:p>343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8" calcext:value-type="float" table:number-columns-spanned="1" table:number-rows-spanned="2">
            <text:p>34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9" calcext:value-type="float" table:number-columns-spanned="1" table:number-rows-spanned="2">
            <text:p>343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0" calcext:value-type="float" table:number-columns-spanned="1" table:number-rows-spanned="2">
            <text:p>344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1" calcext:value-type="float" table:number-columns-spanned="1" table:number-rows-spanned="2">
            <text:p>344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2" calcext:value-type="float" table:number-columns-spanned="1" table:number-rows-spanned="2">
            <text:p>344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3" calcext:value-type="float" table:number-columns-spanned="1" table:number-rows-spanned="2">
            <text:p>344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4" calcext:value-type="float" table:number-columns-spanned="1" table:number-rows-spanned="2">
            <text:p>34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5" calcext:value-type="float" table:number-columns-spanned="1" table:number-rows-spanned="2">
            <text:p>34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6" calcext:value-type="float" table:number-columns-spanned="1" table:number-rows-spanned="2">
            <text:p>34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7" calcext:value-type="float" table:number-columns-spanned="1" table:number-rows-spanned="2">
            <text:p>344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8" calcext:value-type="float" table:number-columns-spanned="1" table:number-rows-spanned="2">
            <text:p>344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9" calcext:value-type="float" table:number-columns-spanned="1" table:number-rows-spanned="2">
            <text:p>34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0" calcext:value-type="float" table:number-columns-spanned="1" table:number-rows-spanned="2">
            <text:p>34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1" calcext:value-type="float" table:number-columns-spanned="1" table:number-rows-spanned="2">
            <text:p>34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2" calcext:value-type="float" table:number-columns-spanned="1" table:number-rows-spanned="2">
            <text:p>34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3" calcext:value-type="float" table:number-columns-spanned="1" table:number-rows-spanned="2">
            <text:p>345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4" calcext:value-type="float" table:number-columns-spanned="1" table:number-rows-spanned="2">
            <text:p>34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5" calcext:value-type="float" table:number-columns-spanned="1" table:number-rows-spanned="2">
            <text:p>345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6" calcext:value-type="float" table:number-columns-spanned="1" table:number-rows-spanned="2">
            <text:p>345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7" calcext:value-type="float" table:number-columns-spanned="1" table:number-rows-spanned="2">
            <text:p>345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8" calcext:value-type="float" table:number-columns-spanned="1" table:number-rows-spanned="2">
            <text:p>345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9" calcext:value-type="float" table:number-columns-spanned="1" table:number-rows-spanned="2">
            <text:p>34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0" calcext:value-type="float" table:number-columns-spanned="1" table:number-rows-spanned="2">
            <text:p>346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1" calcext:value-type="float" table:number-columns-spanned="1" table:number-rows-spanned="2">
            <text:p>346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28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6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2" calcext:value-type="float" table:number-columns-spanned="1" table:number-rows-spanned="2">
            <text:p>34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3" calcext:value-type="float" table:number-columns-spanned="1" table:number-rows-spanned="2">
            <text:p>346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28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6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4" calcext:value-type="float" table:number-columns-spanned="1" table:number-rows-spanned="2">
            <text:p>34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5" calcext:value-type="float" table:number-columns-spanned="1" table:number-rows-spanned="2">
            <text:p>346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6" calcext:value-type="float" table:number-columns-spanned="1" table:number-rows-spanned="2">
            <text:p>346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7" calcext:value-type="float" table:number-columns-spanned="1" table:number-rows-spanned="2">
            <text:p>346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8" calcext:value-type="float" table:number-columns-spanned="1" table:number-rows-spanned="2">
            <text:p>346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9" calcext:value-type="float" table:number-columns-spanned="1" table:number-rows-spanned="2">
            <text:p>346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0" calcext:value-type="float" table:number-columns-spanned="1" table:number-rows-spanned="2">
            <text:p>34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1" calcext:value-type="float" table:number-columns-spanned="1" table:number-rows-spanned="2">
            <text:p>34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2" calcext:value-type="float" table:number-columns-spanned="1" table:number-rows-spanned="2">
            <text:p>347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6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3" calcext:value-type="float" table:number-columns-spanned="1" table:number-rows-spanned="2">
            <text:p>347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28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6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4" calcext:value-type="float" table:number-columns-spanned="1" table:number-rows-spanned="2">
            <text:p>347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5" calcext:value-type="float" table:number-columns-spanned="1" table:number-rows-spanned="2">
            <text:p>347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style-name="ce32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6"/>
          <table:table-cell table:style-name="ce45"/>
          <table:table-cell table:style-name="ce49" office:value-type="float" office:value="3477" calcext:value-type="float" table:number-columns-spanned="1" table:number-rows-spanned="2">
            <text:p>347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78" calcext:value-type="float" table:number-columns-spanned="1" table:number-rows-spanned="2">
            <text:p>347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79" calcext:value-type="float" table:number-columns-spanned="1" table:number-rows-spanned="2">
            <text:p>347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0" calcext:value-type="float" table:number-columns-spanned="1" table:number-rows-spanned="2">
            <text:p>348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1" calcext:value-type="float" table:number-columns-spanned="1" table:number-rows-spanned="2">
            <text:p>348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2" calcext:value-type="float" table:number-columns-spanned="1" table:number-rows-spanned="2">
            <text:p>348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3" calcext:value-type="float" table:number-columns-spanned="1" table:number-rows-spanned="2">
            <text:p>348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484" calcext:value-type="float" table:number-columns-spanned="1" table:number-rows-spanned="2">
            <text:p>348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5" calcext:value-type="float" table:number-columns-spanned="1" table:number-rows-spanned="2">
            <text:p>348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6" calcext:value-type="float" table:number-columns-spanned="1" table:number-rows-spanned="2">
            <text:p>348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7" calcext:value-type="float" table:number-columns-spanned="1" table:number-rows-spanned="2">
            <text:p>348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8" calcext:value-type="float" table:number-columns-spanned="1" table:number-rows-spanned="2">
            <text:p>348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9" calcext:value-type="float" table:number-columns-spanned="1" table:number-rows-spanned="2">
            <text:p>348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0" calcext:value-type="float" table:number-columns-spanned="1" table:number-rows-spanned="2">
            <text:p>349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1" calcext:value-type="float" table:number-columns-spanned="1" table:number-rows-spanned="2">
            <text:p>349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2" calcext:value-type="float" table:number-columns-spanned="1" table:number-rows-spanned="2">
            <text:p>349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table-cell table:style-name="ce32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3" calcext:value-type="float" table:number-columns-spanned="1" table:number-rows-spanned="2">
            <text:p>349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4" calcext:value-type="float" table:number-columns-spanned="1" table:number-rows-spanned="2">
            <text:p>349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5" calcext:value-type="float" table:number-columns-spanned="1" table:number-rows-spanned="2">
            <text:p>349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6" calcext:value-type="float" table:number-columns-spanned="1" table:number-rows-spanned="2">
            <text:p>349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28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6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7" calcext:value-type="float" table:number-columns-spanned="1" table:number-rows-spanned="2">
            <text:p>349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8" calcext:value-type="float" table:number-columns-spanned="1" table:number-rows-spanned="2">
            <text:p>349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9" calcext:value-type="float" table:number-columns-spanned="1" table:number-rows-spanned="2">
            <text:p>34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0" calcext:value-type="float" table:number-columns-spanned="1" table:number-rows-spanned="2">
            <text:p>35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1" calcext:value-type="float" table:number-columns-spanned="1" table:number-rows-spanned="2">
            <text:p>350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2" calcext:value-type="float" table:number-columns-spanned="1" table:number-rows-spanned="2">
            <text:p>35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3" calcext:value-type="float" table:number-columns-spanned="1" table:number-rows-spanned="2">
            <text:p>350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4" calcext:value-type="float" table:number-columns-spanned="1" table:number-rows-spanned="2">
            <text:p>350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5" calcext:value-type="float" table:number-columns-spanned="1" table:number-rows-spanned="2">
            <text:p>350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6" calcext:value-type="float" table:number-columns-spanned="1" table:number-rows-spanned="2">
            <text:p>350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7" calcext:value-type="float" table:number-columns-spanned="1" table:number-rows-spanned="2">
            <text:p>35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2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6"/>
          <table:table-cell table:style-name="ce45"/>
          <table:table-cell table:style-name="ce49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0" calcext:value-type="float" table:number-columns-spanned="1" table:number-rows-spanned="2">
            <text:p>351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1" calcext:value-type="float" table:number-columns-spanned="1" table:number-rows-spanned="2">
            <text:p>351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2" calcext:value-type="float" table:number-columns-spanned="1" table:number-rows-spanned="2">
            <text:p>35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3" calcext:value-type="float" table:number-columns-spanned="1" table:number-rows-spanned="2">
            <text:p>351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20" calcext:value-type="float" table:number-columns-spanned="1" table:number-rows-spanned="2">
            <text:p>-720</text:p>
          </table:table-cell>
          <table:table-cell table:style-name="ce8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6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5" calcext:value-type="float" table:number-columns-spanned="1" table:number-rows-spanned="2">
            <text:p>35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6" calcext:value-type="float" table:number-columns-spanned="1" table:number-rows-spanned="2">
            <text:p>351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7" calcext:value-type="float" table:number-columns-spanned="1" table:number-rows-spanned="2">
            <text:p>351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8" calcext:value-type="float" table:number-columns-spanned="1" table:number-rows-spanned="2">
            <text:p>35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9" calcext:value-type="float" table:number-columns-spanned="1" table:number-rows-spanned="2">
            <text:p>351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0" calcext:value-type="float" table:number-columns-spanned="1" table:number-rows-spanned="2">
            <text:p>352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1" calcext:value-type="float" table:number-columns-spanned="1" table:number-rows-spanned="2">
            <text:p>352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6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3" calcext:value-type="float" table:number-columns-spanned="1" table:number-rows-spanned="2">
            <text:p>352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4" calcext:value-type="float" table:number-columns-spanned="1" table:number-rows-spanned="2">
            <text:p>352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5" calcext:value-type="float" table:number-columns-spanned="1" table:number-rows-spanned="2">
            <text:p>352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6" calcext:value-type="float" table:number-columns-spanned="1" table:number-rows-spanned="2">
            <text:p>35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7" calcext:value-type="float" table:number-columns-spanned="1" table:number-rows-spanned="2">
            <text:p>35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8" calcext:value-type="float" table:number-columns-spanned="1" table:number-rows-spanned="2">
            <text:p>352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9" calcext:value-type="float" table:number-columns-spanned="1" table:number-rows-spanned="2">
            <text:p>352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0" calcext:value-type="float" table:number-columns-spanned="1" table:number-rows-spanned="2">
            <text:p>353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1" calcext:value-type="float" table:number-columns-spanned="1" table:number-rows-spanned="2">
            <text:p>353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2" calcext:value-type="float" table:number-columns-spanned="1" table:number-rows-spanned="2">
            <text:p>353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3" calcext:value-type="float" table:number-columns-spanned="1" table:number-rows-spanned="2">
            <text:p>353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4" calcext:value-type="float" table:number-columns-spanned="1" table:number-rows-spanned="2">
            <text:p>353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5" calcext:value-type="float" table:number-columns-spanned="1" table:number-rows-spanned="2">
            <text:p>353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6" calcext:value-type="float" table:number-columns-spanned="1" table:number-rows-spanned="2">
            <text:p>353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7" calcext:value-type="float" table:number-columns-spanned="1" table:number-rows-spanned="2">
            <text:p>353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6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538" calcext:value-type="float" table:number-columns-spanned="1" table:number-rows-spanned="2">
            <text:p>35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570" calcext:value-type="float" table:number-columns-spanned="1" table:number-rows-spanned="2">
            <text:p>35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586" calcext:value-type="float" table:number-columns-spanned="1" table:number-rows-spanned="2">
            <text:p>358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592" calcext:value-type="float" table:number-columns-spanned="1" table:number-rows-spanned="2">
            <text:p>359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6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593" calcext:value-type="float" table:number-columns-spanned="1" table:number-rows-spanned="2">
            <text:p>359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594" calcext:value-type="float" table:number-columns-spanned="1" table:number-rows-spanned="2">
            <text:p>359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6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595" calcext:value-type="float" table:number-columns-spanned="1" table:number-rows-spanned="2">
            <text:p>359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00" calcext:value-type="float" table:number-columns-spanned="1" table:number-rows-spanned="2">
            <text:p>36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02" calcext:value-type="float" table:number-columns-spanned="1" table:number-rows-spanned="2">
            <text:p>36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06" calcext:value-type="float" table:number-columns-spanned="1" table:number-rows-spanned="2">
            <text:p>360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07" calcext:value-type="float" table:number-columns-spanned="1" table:number-rows-spanned="2">
            <text:p>36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1" calcext:value-type="float" table:number-columns-spanned="1" table:number-rows-spanned="2">
            <text:p>361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2" calcext:value-type="float" table:number-columns-spanned="1" table:number-rows-spanned="2">
            <text:p>36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5" calcext:value-type="float" table:number-columns-spanned="1" table:number-rows-spanned="2">
            <text:p>36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6" calcext:value-type="float" table:number-columns-spanned="1" table:number-rows-spanned="2">
            <text:p>361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7" calcext:value-type="float" table:number-columns-spanned="1" table:number-rows-spanned="2">
            <text:p>361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8" calcext:value-type="float" table:number-columns-spanned="1" table:number-rows-spanned="2">
            <text:p>36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9" calcext:value-type="float" table:number-columns-spanned="1" table:number-rows-spanned="2">
            <text:p>361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25" calcext:value-type="float" table:number-columns-spanned="1" table:number-rows-spanned="2">
            <text:p>3625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6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6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26" calcext:value-type="float" table:number-columns-spanned="1" table:number-rows-spanned="2">
            <text:p>36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27" calcext:value-type="float" table:number-columns-spanned="1" table:number-rows-spanned="2">
            <text:p>36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6"/>
          <table:table-cell table:style-name="ce49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6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6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6"/>
          <table:table-cell table:style-name="ce49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6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6"/>
          <table:table-cell table:style-name="ce49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3" office:value-type="string" calcext:value-type="string">
            <office:annotation draw:style-name="gr1" draw:text-style-name="P2" svg:width="122.4pt" svg:height="12.42pt" svg:x="669.15pt" svg:y="9753.7pt" draw:caption-point-x="-17.29pt" draw:caption-point-y="42.8pt">
              <dc:date>2016-07-19T00:00:00</dc:date>
              <text:p text:style-name="P1"><text:span text:style-name="T1">http://wpö.de/index.php?ZJ_Konigsfolge</text:span></text:p>
            </office:annotation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6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6" office:value-type="string" calcext:value-type="string" table:number-columns-spanned="1" table:number-rows-spanned="74">
            <text:p>21 j, R 11</text:p>
          </table:table-cell>
          <table:table-cell/>
          <table:table-cell table:style-name="ce28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6"/>
          <table:table-cell table:style-name="ce49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2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38" calcext:value-type="float" table:number-columns-spanned="1" table:number-rows-spanned="2">
            <text:p>36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2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39" calcext:value-type="float" table:number-columns-spanned="1" table:number-rows-spanned="2">
            <text:p>363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0" calcext:value-type="float" table:number-columns-spanned="1" table:number-rows-spanned="2">
            <text:p>364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6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/>
          <table:table-cell table:style-name="ce6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28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5"/>
          <table:table-cell table:style-name="ce50" office:value-type="float" office:value="5.4" calcext:value-type="float" table:number-columns-spanned="1" table:number-rows-spanned="2">
            <text:p>5.4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1" calcext:value-type="float" table:number-columns-spanned="1" table:number-rows-spanned="2">
            <text:p>364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5"/>
          <table:table-cell table:style-name="ce50" office:value-type="float" office:value="5.6" calcext:value-type="float" table:number-columns-spanned="1" table:number-rows-spanned="2">
            <text:p>5.6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2" calcext:value-type="float" table:number-columns-spanned="1" table:number-rows-spanned="2">
            <text:p>364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/>
          <table:table-cell table:style-name="ce6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5"/>
          <table:table-cell table:style-name="ce50" office:value-type="float" office:value="10.5" calcext:value-type="float" table:number-columns-spanned="1" table:number-rows-spanned="2">
            <text:p>10.5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3" calcext:value-type="float" table:number-columns-spanned="1" table:number-rows-spanned="2">
            <text:p>364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28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2"/>
          <table:table-cell table:style-name="ce5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3"/>
          <table:table-cell table:style-name="ce5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644" calcext:value-type="float" table:number-columns-spanned="1" table:number-rows-spanned="2">
            <text:p>36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/>
          <table:table-cell table:style-name="ce6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28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0.1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645" calcext:value-type="float" table:number-columns-spanned="1" table:number-rows-spanned="2">
            <text:p>36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/>
          <table:table-cell table:style-name="ce6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28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2.1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6" calcext:value-type="float" table:number-columns-spanned="1" table:number-rows-spanned="2">
            <text:p>36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/>
          <table:table-cell table:style-name="ce6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28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.x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7.1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.3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8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5.1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.12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15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8" calcext:value-type="float" table:number-columns-spanned="1" table:number-rows-spanned="2">
            <text:p>364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9" calcext:value-type="float" table:number-columns-spanned="1" table:number-rows-spanned="2">
            <text:p>36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28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0" calcext:value-type="float" table:number-columns-spanned="1" table:number-rows-spanned="2">
            <text:p>36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1" calcext:value-type="float" table:number-columns-spanned="1" table:number-rows-spanned="2">
            <text:p>36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2" calcext:value-type="float" table:number-columns-spanned="1" table:number-rows-spanned="2">
            <text:p>36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3" calcext:value-type="float" table:number-columns-spanned="1" table:number-rows-spanned="2">
            <text:p>365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4" calcext:value-type="float" table:number-columns-spanned="1" table:number-rows-spanned="2">
            <text:p>36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5" calcext:value-type="float" table:number-columns-spanned="1" table:number-rows-spanned="2">
            <text:p>365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6" calcext:value-type="float" table:number-columns-spanned="1" table:number-rows-spanned="2">
            <text:p>365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28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/>
          <table:table-cell table:style-name="ce46"/>
          <table:table-cell table:style-name="ce49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28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8" calcext:value-type="float" table:number-columns-spanned="1" table:number-rows-spanned="2">
            <text:p>365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28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9" calcext:value-type="float" table:number-columns-spanned="1" table:number-rows-spanned="2">
            <text:p>36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6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0" calcext:value-type="float" table:number-columns-spanned="1" table:number-rows-spanned="2">
            <text:p>366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28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14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1" calcext:value-type="float" table:number-columns-spanned="1" table:number-rows-spanned="2">
            <text:p>366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28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2" calcext:value-type="float" table:number-columns-spanned="1" table:number-rows-spanned="2">
            <text:p>3662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28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3" calcext:value-type="float" table:number-columns-spanned="1" table:number-rows-spanned="2">
            <text:p>366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8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4" calcext:value-type="float" table:number-columns-spanned="1" table:number-rows-spanned="2">
            <text:p>36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8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8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8" calcext:value-type="float" table:number-columns-spanned="1" table:number-rows-spanned="2">
            <text:p>-568</text:p>
          </table:table-cell>
          <table:table-cell table:style-name="ce53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8" calcext:value-type="float" table:number-columns-spanned="1" table:number-rows-spanned="2">
            <text:p>366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9" calcext:value-type="float" table:number-columns-spanned="1" table:number-rows-spanned="2">
            <text:p>366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70" calcext:value-type="float" table:number-columns-spanned="1" table:number-rows-spanned="2">
            <text:p>36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71" calcext:value-type="float" table:number-columns-spanned="1" table:number-rows-spanned="2">
            <text:p>36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4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8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25/27.12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6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6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29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98" calcext:value-type="float" table:number-columns-spanned="1" table:number-rows-spanned="2">
            <text:p>369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6" office:value-type="float" office:value="1" calcext:value-type="float" table:number-columns-spanned="1" table:number-rows-spanned="7">
            <text:p>1</text:p>
          </table:table-cell>
          <table:table-cell table:style-name="ce27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7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99" calcext:value-type="float" table:number-columns-spanned="1" table:number-rows-spanned="2">
            <text:p>36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00" calcext:value-type="float" table:number-columns-spanned="1" table:number-rows-spanned="2">
            <text:p>37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6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01" calcext:value-type="float" table:number-columns-spanned="1" table:number-rows-spanned="2">
            <text:p>370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12" calcext:value-type="float" table:number-columns-spanned="1" table:number-rows-spanned="2">
            <text:p>37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6">
            <text:p>1</text:p>
          </table:table-cell>
          <table:table-cell table:style-name="ce27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13" calcext:value-type="float" table:number-columns-spanned="1" table:number-rows-spanned="2">
            <text:p>371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30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1.6" calcext:value-type="float" table:number-columns-spanned="1" table:number-rows-spanned="2">
            <text:p>1.6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4.6" calcext:value-type="float" table:number-columns-spanned="1" table:number-rows-spanned="2">
            <text:p>24.6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1.7" calcext:value-type="float" table:number-columns-spanned="1" table:number-rows-spanned="2">
            <text:p>21.7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8. Monat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4.9" calcext:value-type="float" table:number-columns-spanned="1" table:number-rows-spanned="2">
            <text:p>24.9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4.11" calcext:value-type="float" table:number-columns-spanned="1" table:number-rows-spanned="2">
            <text:p>24.11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714" calcext:value-type="float" table:number-columns-spanned="1" table:number-rows-spanned="2">
            <text:p>371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715" calcext:value-type="float" table:number-columns-spanned="1" table:number-rows-spanned="2">
            <text:p>37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7"/>
          <table:table-cell table:style-name="ce45"/>
          <table:table-cell table:style-name="ce50" office:value-type="float" office:value="4.9" calcext:value-type="float" table:number-columns-spanned="1" table:number-rows-spanned="2">
            <text:p>4.9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3716" calcext:value-type="float" table:number-columns-spanned="1" table:number-rows-spanned="2">
            <text:p>371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3717" calcext:value-type="float" table:number-columns-spanned="1" table:number-rows-spanned="2">
            <text:p>371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6"/>
          <table:covered-table-cell/>
          <table:table-cell table:number-columns-repeated="10"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3.12 (Adar)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6"/>
          <table:table-cell table:style-name="ce45"/>
          <table:table-cell table:style-name="ce49" office:value-type="float" office:value="3718" calcext:value-type="float" table:number-columns-spanned="1" table:number-rows-spanned="2">
            <text:p>37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3749" calcext:value-type="float" table:number-columns-spanned="1" table:number-rows-spanned="2">
            <text:p>37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4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0" calcext:value-type="float" table:number-columns-spanned="1" table:number-rows-spanned="2">
            <text:p>37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1" calcext:value-type="float" table:number-columns-spanned="1" table:number-rows-spanned="2">
            <text:p>37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2" calcext:value-type="float" table:number-columns-spanned="1" table:number-rows-spanned="2">
            <text:p>37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7353" calcext:value-type="float" table:number-columns-spanned="1" table:number-rows-spanned="2">
            <text:p>735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7354" calcext:value-type="float" table:number-columns-spanned="1" table:number-rows-spanned="2">
            <text:p>73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7355" calcext:value-type="float" table:number-columns-spanned="1" table:number-rows-spanned="2">
            <text:p>735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7356" calcext:value-type="float" table:number-columns-spanned="1" table:number-rows-spanned="2">
            <text:p>735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x.10 (Tebeth)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7357" calcext:value-type="float" table:number-columns-spanned="1" table:number-rows-spanned="2">
            <text:p>735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61" calcext:value-type="float" table:number-columns-spanned="1" table:number-rows-spanned="2">
            <text:p>3761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6"/>
          <table:table-cell table:style-name="ce45"/>
          <table:table-cell table:style-name="ce49" office:value-type="float" office:value="3762" calcext:value-type="float" table:number-columns-spanned="1" table:number-rows-spanned="2">
            <text:p>37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3770" calcext:value-type="float" table:number-columns-spanned="1" table:number-rows-spanned="2">
            <text:p>37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4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1" calcext:value-type="float" table:number-columns-spanned="1" table:number-rows-spanned="2">
            <text:p>37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2" calcext:value-type="float" table:number-columns-spanned="1" table:number-rows-spanned="2">
            <text:p>377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3" calcext:value-type="float" table:number-columns-spanned="1" table:number-rows-spanned="2">
            <text:p>377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4" calcext:value-type="float" table:number-columns-spanned="1" table:number-rows-spanned="2">
            <text:p>377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5" calcext:value-type="float" table:number-columns-spanned="1" table:number-rows-spanned="2">
            <text:p>377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6" calcext:value-type="float" table:number-columns-spanned="1" table:number-rows-spanned="2">
            <text:p>377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7" calcext:value-type="float" table:number-columns-spanned="1" table:number-rows-spanned="2">
            <text:p>377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8" calcext:value-type="float" table:number-columns-spanned="1" table:number-rows-spanned="2">
            <text:p>377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6"/>
          <table:table-cell table:style-name="ce49" office:value-type="float" office:value="-445" calcext:value-type="float" table:number-columns-spanned="1" table:number-rows-spanned="2">
            <text:p>-445</text:p>
          </table:table-cell>
          <table:table-cell table:style-name="ce8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90" calcext:value-type="float" table:number-columns-spanned="1" table:number-rows-spanned="2">
            <text:p>3790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91" calcext:value-type="float" table:number-columns-spanned="1" table:number-rows-spanned="2">
            <text:p>379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802" calcext:value-type="float" table:number-columns-spanned="1" table:number-rows-spanned="2">
            <text:p>38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6"/>
          <table:table-cell table:style-name="ce45"/>
          <table:table-cell table:style-name="ce49" office:value-type="float" office:value="3803" calcext:value-type="float" table:number-columns-spanned="1" table:number-rows-spanned="2">
            <text:p>380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146" calcext:value-type="float" table:number-columns-spanned="1" table:number-rows-spanned="2">
            <text:p>41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table-cell/>
          <table:table-cell table:style-name="ce46"/>
          <table:table-cell table:style-name="ce49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6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6"/>
          <table:table-cell table:style-name="ce45"/>
          <table:table-cell table:style-name="ce49" office:value-type="float" office:value="4200" calcext:value-type="float" table:number-columns-spanned="1" table:number-rows-spanned="2">
            <text:p>42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207" calcext:value-type="float" table:number-columns-spanned="1" table:number-rows-spanned="2">
            <text:p>4207</text:p>
          </table:table-cell>
          <table:table-cell table:style-name="ce49">
            <office:annotation office:display="true" draw:style-name="gr2" draw:text-style-name="P4" svg:width="82.18pt" svg:height="25.85pt" svg:x="595.73pt" svg:y="12510.23pt" draw:caption-point-x="-36.54pt" draw:caption-point-y="35.35pt">
              <dc:date>2016-08-10T00:00:00</dc:date>
              <text:p text:style-name="P3"><text:span text:style-name="T1">Ende der 70*7 Jahrwochen, der falsche Erlöser Augustus erscheint (Zint, S. 260)</text:span></text:p>
            </office:annotation>
          </table:table-cell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46"/>
          <table:table-cell table:style-name="ce49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214" calcext:value-type="float" table:number-columns-spanned="1" table:number-rows-spanned="2">
            <text:p>42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table-cell>
            <office:annotation office:display="true" draw:style-name="gr3" draw:text-style-name="P4" svg:width="82.18pt" svg:height="19.13pt" svg:x="433.42pt" svg:y="12581.23pt" draw:caption-point-x="-23.73pt" draw:caption-point-y="16.5pt">
              <dc:date>2016-08-10T00:00:00</dc:date>
              <text:p text:style-name="P3"><text:span text:style-name="T1">G. Prause – Herodes der Grosse)</text:span></text:p>
            </office:annotation>
          </table:table-cell>
          <table:table-cell table:style-name="ce35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46"/>
          <table:table-cell table:style-name="ce49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39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6"/>
          <table:table-cell table:style-name="ce49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24"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6"/>
          <table:table-cell table:style-name="ce49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39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3:1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oh 2:20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46"/>
          <table:table-cell table:style-name="ce45"/>
          <table:table-cell table:style-name="ce49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6"/>
          <table:table-cell table:style-name="ce49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6"/>
          <table:table-cell table:style-name="ce49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42"/>
          <table:table-cell table:style-name="ce46"/>
          <table:table-cell table:style-name="ce49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8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46"/>
          <table:table-cell table:style-name="ce49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18:07:19.003416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11-13T21:16:34.035669175</dc:date>
    <meta:editing-duration>P1DT7H31M8S</meta:editing-duration>
    <meta:editing-cycles>241</meta:editing-cycles>
    <meta:document-statistic meta:table-count="1" meta:cell-count="1225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